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'</text:p>
          </table:table-cell>
          <table:table-cell table:style-name="ce2" office:value-type="string">
            <text:p>y'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table:formula="of:=[.$B$4]" office:value-type="float" office:value="1">
            <text:p>1</text:p>
          </table:table-cell>
          <table:table-cell table:style-name="ce2" table:formula="of:=[.$B$4]" office:value-type="float" office:value="1">
            <text:p>1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style-name="ce2" table:formula="of:=[.$C$4]*[.F4]+[.$D$4]*[.G4]" office:value-type="float" office:value="2">
            <text:p>2</text:p>
          </table:table-cell>
          <table:table-cell table:style-name="ce2" table:formula="of:=[.$C$5]*[.F4]+[.$D$5]*[.G4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formula="of:=[.$B$4]" office:value-type="float" office:value="1">
            <text:p>1</text:p>
          </table:table-cell>
          <table:table-cell table:style-name="ce2" table:formula="of:=[.$B$4]" office:value-type="float" office:value="1">
            <text:p>1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table:formula="of:=[.$C$4]*[.F5]+[.$D$4]*[.G5]" office:value-type="float" office:value="4">
            <text:p>4</text:p>
          </table:table-cell>
          <table:table-cell table:style-name="ce2" table:formula="of:=[.$C$5]*[.F5]+[.$D$5]*[.G5]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2" table:style-name="ce2" office:value-type="float" office:value="3">
            <text:p>3</text:p>
          </table:table-cell>
          <table:table-cell table:style-name="ce2" table:formula="of:=[.$C$4]*[.F6]+[.$D$4]*[.G6]" office:value-type="float" office:value="6">
            <text:p>6</text:p>
          </table:table-cell>
          <table:table-cell table:style-name="ce2" table:formula="of:=[.$C$5]*[.F6]+[.$D$5]*[.G6]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F7]" office:value-type="float" office:value="4">
            <text:p>4</text:p>
          </table:table-cell>
          <table:table-cell table:style-name="ce2" table:formula="of:=[.$C$4]*[.F7]+[.$D$4]*[.G7]" office:value-type="float" office:value="8">
            <text:p>8</text:p>
          </table:table-cell>
          <table:table-cell table:style-name="ce2" table:formula="of:=[.$C$5]*[.F7]+[.$D$5]*[.G7]"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table:formula="of:=[.F8]" office:value-type="float" office:value="5">
            <text:p>5</text:p>
          </table:table-cell>
          <table:table-cell table:style-name="ce2" table:formula="of:=[.$C$4]*[.F8]+[.$D$4]*[.G8]" office:value-type="float" office:value="10">
            <text:p>10</text:p>
          </table:table-cell>
          <table:table-cell table:style-name="ce2" table:formula="of:=[.$C$5]*[.F8]+[.$D$5]*[.G8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 table:formula="of:=[.F9]" office:value-type="float" office:value="6">
            <text:p>6</text:p>
          </table:table-cell>
          <table:table-cell table:style-name="ce2" table:formula="of:=[.$C$4]*[.F9]+[.$D$4]*[.G9]" office:value-type="float" office:value="12">
            <text:p>12</text:p>
          </table:table-cell>
          <table:table-cell table:style-name="ce2" table:formula="of:=[.$C$5]*[.F9]+[.$D$5]*[.G9]" office:value-type="float" office:value="12">
            <text:p>1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2" table:formula="of:=[.F10]" office:value-type="float" office:value="7">
            <text:p>7</text:p>
          </table:table-cell>
          <table:table-cell table:style-name="ce2" table:formula="of:=[.$C$4]*[.F10]+[.$D$4]*[.G10]" office:value-type="float" office:value="14">
            <text:p>14</text:p>
          </table:table-cell>
          <table:table-cell table:style-name="ce2" table:formula="of:=[.$C$5]*[.F10]+[.$D$5]*[.G10]" office:value-type="float" office:value="14">
            <text:p>1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8">
            <text:p>8</text:p>
          </table:table-cell>
          <table:table-cell table:style-name="ce2" table:formula="of:=[.F11]" office:value-type="float" office:value="8">
            <text:p>8</text:p>
          </table:table-cell>
          <table:table-cell table:style-name="ce2" table:formula="of:=[.$C$4]*[.F11]+[.$D$4]*[.G11]" office:value-type="float" office:value="16">
            <text:p>16</text:p>
          </table:table-cell>
          <table:table-cell table:style-name="ce2" table:formula="of:=[.$C$5]*[.F11]+[.$D$5]*[.G11]" office:value-type="float" office:value="16">
            <text:p>1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9">
            <text:p>9</text:p>
          </table:table-cell>
          <table:table-cell table:style-name="ce2" table:formula="of:=[.F12]" office:value-type="float" office:value="9">
            <text:p>9</text:p>
          </table:table-cell>
          <table:table-cell table:style-name="ce2" table:formula="of:=[.$C$4]*[.F12]+[.$D$4]*[.G12]" office:value-type="float" office:value="18">
            <text:p>18</text:p>
          </table:table-cell>
          <table:table-cell table:style-name="ce2" table:formula="of:=[.$C$5]*[.F12]+[.$D$5]*[.G12]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[.$C$4]*[.F13]+[.$D$4]*[.G13]" office:value-type="float" office:value="3">
            <text:p>3</text:p>
          </table:table-cell>
          <table:table-cell table:style-name="ce2" table:formula="of:=[.$C$5]*[.F13]+[.$D$5]*[.G13]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formula="of:=[.$C$4]*[.F14]+[.$D$4]*[.G14]" office:value-type="float" office:value="4">
            <text:p>4</text:p>
          </table:table-cell>
          <table:table-cell table:style-name="ce2" table:formula="of:=[.$C$5]*[.F14]+[.$D$5]*[.G14]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formula="of:=[.$C$4]*[.F15]+[.$D$4]*[.G15]" office:value-type="float" office:value="5">
            <text:p>5</text:p>
          </table:table-cell>
          <table:table-cell table:style-name="ce2" table:formula="of:=[.$C$5]*[.F15]+[.$D$5]*[.G15]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2" table:style-name="ce2" office:value-type="float" office:value="3">
            <text:p>3</text:p>
          </table:table-cell>
          <table:table-cell table:style-name="ce2" table:formula="of:=[.$C$4]*[.F16]+[.$D$4]*[.G16]" office:value-type="float" office:value="6">
            <text:p>6</text:p>
          </table:table-cell>
          <table:table-cell table:style-name="ce2" table:formula="of:=[.$C$5]*[.F16]+[.$D$5]*[.G16]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table:formula="of:=[.$C$4]*[.F17]+[.$D$4]*[.G17]" office:value-type="float" office:value="7">
            <text:p>7</text:p>
          </table:table-cell>
          <table:table-cell table:style-name="ce2" table:formula="of:=[.$C$5]*[.F17]+[.$D$5]*[.G17]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table:formula="of:=[.$C$4]*[.F18]+[.$D$4]*[.G18]" office:value-type="float" office:value="8">
            <text:p>8</text:p>
          </table:table-cell>
          <table:table-cell table:style-name="ce2" table:formula="of:=[.$C$5]*[.F18]+[.$D$5]*[.G18]" office:value-type="float" office:value="8">
            <text:p>8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4">2021/11/14</text:date>, <text:time>11:27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11-14T11:12:21.51</meta:creation-date>
    <dc:date>2021-11-14T11:27:44.39</dc:date>
    <dc:creator>iwabuchi ken</dc:creator>
    <meta:editing-duration>PT10M10S</meta:editing-duration>
    <meta:editing-cycles>4</meta:editing-cycles>
    <meta:generator>OpenOffice/4.1.3$Win32 OpenOffice.org_project/413m1$Build-9783</meta:generator>
    <meta:document-statistic meta:table-count="1" meta:cell-count="69" meta:object-count="0"/>
  </office:meta>
</office:document-meta>
</file>